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48284FC1.png"/>
  <manifest:file-entry manifest:media-type="image/png" manifest:full-path="Pictures/100000000000005E0000005E229C8222.png"/>
  <manifest:file-entry manifest:media-type="image/png" manifest:full-path="Pictures/100000000000005E0000005ECB5F19AD.png"/>
  <manifest:file-entry manifest:media-type="image/png" manifest:full-path="Pictures/100000000000005E0000005E2AC2D17B.png"/>
  <manifest:file-entry manifest:media-type="image/png" manifest:full-path="Pictures/10000000000000B4000000874138D207.png"/>
  <manifest:file-entry manifest:media-type="image/png" manifest:full-path="Pictures/100000000000005E0000005EC3FCE171.png"/>
  <manifest:file-entry manifest:media-type="image/png" manifest:full-path="Pictures/100000000000005E0000005EC7B70664.png"/>
  <manifest:file-entry manifest:media-type="image/png" manifest:full-path="Pictures/100000000000005E0000005E2FA489E1.png"/>
  <manifest:file-entry manifest:media-type="image/png" manifest:full-path="Pictures/100000000000005E0000005E513A4C71.png"/>
  <manifest:file-entry manifest:media-type="image/png" manifest:full-path="Pictures/100000000000005E0000005EB9C469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cm" draw:marker-end="Symmetric_20_Arrow" draw:fill="solid" draw:fill-color="#008080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38cm" draw:marker-end-width="0.38cm" draw:fill="solid" draw:fill-color="#ffcc99" draw:textarea-horizontal-align="center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38cm" draw:marker-end-width="0.38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end="Symmetric_20_Arrow" draw:fill="solid" draw:fill-color="#99ccff" draw:fill-hatch-name="Red_20_Crossed_20_45_20_Degrees" draw:fill-image-name="Sky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end="Symmetric_20_Arrow" draw:fill="solid" draw:fill-color="#cccc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38cm" draw:marker-end-width="0.38cm" draw:fill="solid" draw:fill-color="#9999cc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-width="0.38cm" draw:marker-end="Symmetric_20_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draw:marker-end="Symmetric_20_Arrow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draw:marker-end="Symmetric_20_Arrow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draw:marker-end="Symmetric_20_Arrow" draw:fill="solid" draw:fill-color="#9999cc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15cm" draw:marker-end="Arrow" draw:marker-end-width="0.45cm" draw:textarea-horizontal-align="center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draw:stroke="dash" draw:stroke-dash="Fine_20_Dashed_20__28_var_29_" svg:stroke-width="0.15cm" draw:marker-end="Arrow" draw:marker-end-width="0.45cm" draw:textarea-horizontal-align="center" draw:textarea-vertical-align="middle" fo:padding-top="0.2cm" fo:padding-bottom="0.2cm" fo:padding-left="0.325cm" fo:padding-right="0.325cm"/>
    </style:style>
    <style:style style:name="gr13" style:family="graphic" style:parent-style-name="standard">
      <style:graphic-properties svg:stroke-width="0.15cm" draw:marker-start-width="0.125cm" draw:marker-end="Arrow" draw:marker-end-width="0.375cm" draw:textarea-horizontal-align="center" draw:textarea-vertical-align="middle" fo:padding-top="0.2cm" fo:padding-bottom="0.2cm" fo:padding-left="0.325cm" fo:padding-right="0.325cm"/>
    </style:style>
    <style:style style:name="gr14" style:family="graphic" style:parent-style-name="standard">
      <style:graphic-properties draw:stroke="dash" draw:stroke-dash="Dashed_20__28_var_29_" svg:stroke-width="0.1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draw:stroke-dash="Dashed_20__28_var_29_" svg:stroke-width="0.1cm" svg:stroke-color="#000000" draw:marker-end="Symmetric_20_Arrow" draw:fill="none" draw:fill-color="#ffffff" fo:min-height="0.483cm" fo:padding-top="0.175cm" fo:padding-bottom="0.175cm" fo:padding-left="0.3cm" fo:padding-right="0.3cm"/>
    </style:style>
    <style:style style:name="gr16" style:family="graphic" style:parent-style-name="standard">
      <style:graphic-properties draw:stroke="none" draw:stroke-dash="Dashed_20__28_var_29_" svg:stroke-width="0.1cm" svg:stroke-color="#000000" draw:marker-end="Symmetric_20_Arrow" draw:fill="none" draw:fill-color="#ffffff" fo:min-height="1.347cm" fo:padding-top="0.175cm" fo:padding-bottom="0.175cm" fo:padding-left="0.3cm" fo:padding-right="0.3cm"/>
    </style:style>
    <style:style style:name="gr17" style:family="graphic" style:parent-style-name="standard">
      <style:graphic-properties draw:stroke="none" draw:stroke-dash="Dashed_20__28_var_29_" svg:stroke-width="0.1cm" svg:stroke-color="#000000" draw:marker-end="Symmetric_20_Arrow" draw:fill="none" draw:fill-color="#ffffff" fo:min-height="0.635cm" fo:padding-top="0.175cm" fo:padding-bottom="0.175cm" fo:padding-left="0.3cm" fo:padding-right="0.3cm"/>
    </style:style>
    <style:style style:name="gr18" style:family="graphic" style:parent-style-name="standard">
      <style:graphic-properties draw:stroke="solid" draw:stroke-dash="Dashed_20__28_var_29_" svg:stroke-width="0.05cm" draw:marker-start-width="0.125cm" draw:marker-end="Symmetric_20_Arrow" draw:marker-end-width="0.125cm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fo:min-height="1.80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5" style:family="paragraph">
      <style:paragraph-properties fo:margin-left="0cm" fo:margin-right="0cm" fo:text-align="center" fo:text-indent="0cm"/>
      <style:text-properties fo:font-size="16pt" style:text-underline-style="solid" style:text-underline-width="auto" style:text-underline-color="font-color"/>
    </style:style>
    <style:style style:name="P6" style:family="paragraph">
      <style:paragraph-properties fo:margin-left="0cm" fo:margin-right="0cm" fo:text-align="center" fo:text-indent="0cm"/>
      <style:text-properties fo:font-weight="bold"/>
    </style:style>
    <style:style style:name="P7" style:family="paragraph">
      <style:paragraph-properties fo:margin-left="0cm" fo:margin-right="0cm" fo:text-align="center" fo:text-indent="0cm"/>
      <style:text-properties fo:font-size="10pt" fo:text-shadow="none" fo:font-weight="bold"/>
    </style:style>
    <style:style style:name="P8" style:family="paragraph">
      <style:paragraph-properties fo:margin-left="0cm" fo:margin-right="0cm" fo:text-align="center" fo:text-indent="0cm"/>
      <style:text-properties fo:font-size="9pt" fo:text-shadow="none" fo:font-weight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2pt" fo:font-weight="normal"/>
    </style:style>
    <style:style style:name="P11" style:family="paragraph">
      <style:paragraph-properties fo:margin-left="0cm" fo:margin-right="0cm" fo:text-align="center" fo:text-indent="0cm"/>
      <style:text-properties fo:font-size="10pt" style:text-underline-style="solid" style:text-underline-width="auto" style:text-underline-color="font-color" fo:font-weight="bold"/>
    </style:style>
    <style:style style:name="P12" style:family="paragraph">
      <style:paragraph-properties fo:margin-left="0cm" fo:margin-right="0cm" fo:text-align="center" fo:text-indent="0cm"/>
      <style:text-properties fo:font-size="11pt" style:text-underline-style="solid" style:text-underline-width="auto" style:text-underline-color="font-color" fo:font-weight="bold"/>
    </style:style>
    <style:style style:name="P13" style:family="paragraph">
      <style:paragraph-properties fo:margin-left="0cm" fo:margin-right="0cm" fo:text-align="center" fo:text-indent="0cm"/>
      <style:text-properties fo:font-size="12pt" style:text-underline-style="solid" style:text-underline-width="auto" style:text-underline-color="font-color" fo:font-weight="normal"/>
    </style:style>
    <style:style style:name="P14" style:family="paragraph">
      <style:paragraph-properties fo:text-align="center"/>
      <style:text-properties fo:font-size="16pt"/>
    </style:style>
    <style:style style:name="P15" style:family="paragraph">
      <style:paragraph-properties fo:margin-left="0cm" fo:margin-right="0cm" fo:text-align="center" fo:text-indent="0cm"/>
      <style:text-properties fo:font-size="14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paragraph-properties fo:text-align="center"/>
      <style:text-properties fo:font-size="12pt"/>
    </style:style>
    <style:style style:name="P19" style:family="paragraph">
      <style:paragraph-properties fo:margin-left="0cm" fo:margin-right="0cm" fo:text-indent="0cm"/>
      <style:text-properties fo:font-size="14pt" style:text-underline-style="solid" style:text-underline-width="auto" style:text-underline-color="font-color"/>
    </style:style>
    <style:style style:name="T1" style:family="text">
      <style:text-properties fo:font-size="24pt" style:text-underline-style="solid" style:text-underline-width="auto" style:text-underline-color="font-color"/>
    </style:style>
    <style:style style:name="T2" style:family="text">
      <style:text-properties fo:font-size="24pt"/>
    </style:style>
    <style:style style:name="T3" style:family="text">
      <style:text-properties fo:font-size="12pt"/>
    </style:style>
    <style:style style:name="T4" style:family="text">
      <style:text-properties fo:font-size="16pt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/>
    </style:style>
    <style:style style:name="T7" style:family="text">
      <style:text-properties fo:font-size="10pt" fo:text-shadow="none" fo:font-weight="bold"/>
    </style:style>
    <style:style style:name="T8" style:family="text">
      <style:text-properties fo:font-size="9pt" fo:text-shadow="none" fo:font-weight="bold"/>
    </style:style>
    <style:style style:name="T9" style:family="text">
      <style:text-properties fo:font-size="12pt" fo:font-weight="normal"/>
    </style:style>
    <style:style style:name="T10" style:family="text">
      <style:text-properties fo:font-size="10pt" style:text-underline-style="solid" style:text-underline-width="auto" style:text-underline-color="font-color" fo:font-weight="bold"/>
    </style:style>
    <style:style style:name="T11" style:family="text">
      <style:text-properties fo:font-size="11pt" style:text-underline-style="solid" style:text-underline-width="auto" style:text-underline-color="font-color" fo:font-weight="bold"/>
    </style:style>
    <style:style style:name="T12" style:family="text">
      <style:text-properties fo:font-size="12pt" style:text-underline-style="solid" style:text-underline-width="auto" style:text-underline-color="font-color" fo:font-weight="normal"/>
    </style:style>
    <style:style style:name="T13" style:family="text">
      <style:text-properties fo:font-size="16pt"/>
    </style:style>
    <style:style style:name="T14" style:family="text">
      <style:text-properties fo:font-size="15pt"/>
    </style:style>
    <style:style style:name="T15" style:family="text">
      <style:text-properties fo:font-size="14pt" style:text-underline-style="solid" style:text-underline-width="auto" style:text-underline-color="font-color"/>
    </style:style>
    <style:style style:name="T16" style:family="text">
      <style:text-properties fo:font-size="14pt" style:text-underline-style="none"/>
    </style:style>
    <style:style style:name="T17" style:family="text">
      <style:text-properties fo:font-size="12pt" style:text-underline-style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9.982cm" svg:height="1.204cm" svg:x="13.691cm" svg:y="18.44cm">
          <text:p text:style-name="P1">Data Source/Index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0.517cm" svg:height="15.188cm" svg:x="8.134cm" svg:y="1.5cm">
          <text:p text:style-name="P1"><text:span text:style-name="T1">DataModel</text:span><text:span text:style-name="T2"> <text:s text:c="57"/>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4cm" svg:height="2.5cm" svg:x="7.532cm" svg:y="5.48cm">
          <text:p text:style-name="P1"><text:span text:style-name="T3">DataModel</text:span></text:p>
          <text:p text:style-name="P1"><text:span text:style-name="T3">retrieval/creatio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5" draw:layer="layout" svg:width="4.622cm" svg:height="2.516cm" svg:x="11.15cm" svg:y="14.273cm">
          <text:p text:style-name="P4"><text:span text:style-name="T4">Search Servlet</text:span></text:p>
          <text:p text:style-name="P4"><text:span text:style-name="T4">Transform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4.597cm" svg:height="7.874cm" svg:x="6.072cm" svg:y="9.83cm">
          <text:p text:style-name="P4"><text:span text:style-name="T5">Template</text:span></text:p>
          <text:p text:style-name="P4"><text:span text:style-name="T5">&amp;</text:span></text:p>
          <text:p text:style-name="P4"><text:span text:style-name="T5">Rend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6" draw:layer="layout" svg:width="15.643cm" svg:height="14.375cm" svg:x="13.057cm" svg:y="1.961cm">
          <text:p text:style-name="P1"><text:span text:style-name="T6"/></text:p>
          <text:p text:style-name="P1"><text:span text:style-name="T6">Run Framework <text:s text:c="38"/></text:span></text:p>
          <text:p text:style-name="P1"><text:span text:style-name="T6"/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layer="layout" svg:width="7cm" svg:height="7cm" svg:x="17.418cm" svg:y="1.982cm">
          <text:p text:style-name="P1">Query</text:p>
          <text:p text:style-name="P1">constructio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2cm" svg:height="2cm" svg:x="18.418cm" svg:y="2.482cm">
          <text:p text:style-name="P1"><text:span text:style-name="T3">JavaCC</text:span></text:p>
          <text:p text:style-name="P1"><text:span text:style-name="T3">Pars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layer="layout" svg:width="2cm" svg:height="2cm" svg:x="21.918cm" svg:y="2.982cm">
          <text:p text:style-name="P1"><text:span text:style-name="T3">Query</text:span></text:p>
          <text:p text:style-name="P1"><text:span text:style-name="T3">Tre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7" draw:layer="layout" svg:width="2.351cm" svg:height="2.375cm" svg:x="21.036cm" svg:y="6.236cm">
          <text:p text:style-name="P1"><text:span text:style-name="T7">Metadata</text:span></text:p>
          <text:p text:style-name="P1"><text:span text:style-name="T7">evaluatio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8" draw:layer="layout" svg:width="2.314cm" svg:height="2.139cm" svg:x="18.223cm" svg:y="6.222cm">
          <text:p text:style-name="P1"><text:span text:style-name="T8"/></text:p>
          <text:p text:style-name="P1"><text:span text:style-name="T8">Alternations</text:span></text:p>
          <text:p text:style-name="P1"><text:span text:style-name="T8">*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path draw:style-name="gr7" draw:text-style-name="P9" draw:layer="layout" svg:width="1.269cm" svg:height="0.053cm" svg:x="20.383cm" svg:y="3.413cm" svg:viewBox="0 0 1270 54" svg:d="m0 41c343-101 1270 13 1270 13">
          <text:p text:style-name="P16"/>
        </draw:path>
        <draw:path draw:style-name="gr7" draw:text-style-name="P9" draw:layer="layout" svg:width="0.24cm" svg:height="1.497cm" svg:x="23.203cm" svg:y="4.877cm" svg:viewBox="0 0 241 1498" svg:d="m165 0c241 520-165 1498-165 1498">
          <text:p text:style-name="P16"/>
        </draw:path>
        <draw:path draw:style-name="gr8" draw:text-style-name="P9" draw:layer="layout" svg:width="1.879cm" svg:height="0.227cm" svg:x="19.888cm" svg:y="8.484cm" svg:viewBox="0 0 1880 228" svg:d="m1880 38c-280 203-1042 190-839 190s-393 0-393 0c0 0-356-51-356-51 0 0-267-152-267-152 0 0-25-25-25-25">
          <text:p text:style-name="P16"/>
        </draw:path>
        <draw:path draw:style-name="gr8" draw:text-style-name="P9" draw:layer="layout" svg:width="0.348cm" svg:height="2.412cm" svg:x="18.091cm" svg:y="4.254cm" svg:viewBox="0 0 349 2413" svg:d="m298 2413c-685-660 26-2362 26-2362 0 0 25-51 25-51">
          <text:p text:style-name="P16"/>
        </draw:path>
        <draw:custom-shape draw:style-name="gr9" draw:text-style-name="P9" draw:layer="layout" svg:width="2.921cm" svg:height="2.515cm" svg:x="25.728cm" svg:y="8.56cm">
          <text:p text:style-name="P1"/>
          <text:p text:style-name="P1">Analysis</text:p>
          <text:p text:style-name="P1">Rules</text:p>
          <text:p text:style-name="P1">*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0" draw:text-style-name="P1" draw:layer="layout" svg:width="8.915cm" svg:height="6.934cm" svg:x="16.739cm" svg:y="9.5cm">
          <text:p text:style-name="P1">Command Execution </text:p>
          <text:p text:style-name="P1">Framework<text:line-break/>*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10" draw:layer="layout" svg:width="2.973cm" svg:height="1.932cm" svg:x="23.19cm" svg:y="13.105cm">
          <text:p text:style-name="P1"><text:span text:style-name="T9">Command</text:span></text:p>
          <text:p text:style-name="P1"><text:span text:style-name="T9">creatio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1" draw:layer="layout" svg:width="3.327cm" svg:height="2.287cm" svg:x="19.761cm" svg:y="14.094cm">
          <text:p text:style-name="P4"><text:span text:style-name="T10">Command</text:span></text:p>
          <text:p text:style-name="P4"><text:span text:style-name="T10">Transform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2" draw:layer="layout" svg:width="2.489cm" svg:height="3.608cm" svg:x="16.662cm" svg:y="13.258cm">
          <text:p text:style-name="P4"><text:span text:style-name="T11">Command</text:span></text:p>
          <text:p text:style-name="P4"><text:span text:style-name="T11">Execution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" draw:text-style-name="P13" draw:layer="layout" svg:width="2.998cm" svg:height="2.084cm" svg:x="18.541cm" svg:y="9.628cm">
          <text:p text:style-name="P4"><text:span text:style-name="T12">Command</text:span></text:p>
          <text:p text:style-name="P4"><text:span text:style-name="T12">Handlin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layer="layout" svg:width="3.48cm" svg:height="2.921cm" svg:x="24.612cm" svg:y="5.235cm">
          <text:p text:style-name="P4"><text:span text:style-name="T5">Run</text:span></text:p>
          <text:p text:style-name="P4"><text:span text:style-name="T5">Transform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5" draw:layer="layout" svg:width="2.971cm" svg:height="2.463cm" svg:x="13.564cm" svg:y="10.161cm">
          <text:p text:style-name="P4"><text:span text:style-name="T4">Run</text:span></text:p>
          <text:p text:style-name="P4"><text:span text:style-name="T4">Handlin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9" draw:text-style-name="P14" draw:layer="layout" svg:width="4.877cm" svg:height="4.157cm" svg:x="12.369cm" svg:y="1.431cm">
          <text:p text:style-name="P1"><text:span text:style-name="T13">Search Servlet</text:span></text:p>
          <text:p text:style-name="P1"><text:span text:style-name="T13">/</text:span><text:span text:style-name="T3">Protocol Abstraction/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11" draw:text-style-name="P15" draw:layer="layout" svg:x1="0.66cm" svg:y1="3.201cm" svg:x2="3.683cm" svg:y2="3.201cm">
          <text:p text:style-name="P16"/>
        </draw:line>
        <draw:line draw:style-name="gr12" draw:text-style-name="P9" draw:layer="layout" svg:x1="3.708cm" svg:y1="5.106cm" svg:x2="0.863cm" svg:y2="5.106cm">
          <text:p text:style-name="P16"/>
        </draw:line>
        <draw:path draw:style-name="gr8" draw:text-style-name="P9" draw:layer="layout" svg:width="0.761cm" svg:height="0cm" svg:x="6.63cm" svg:y="6.655cm" svg:viewBox="0 0 762 0" svg:d="m0 0c304 0 762 0 762 0">
          <text:p text:style-name="P16"/>
        </draw:path>
        <draw:path draw:style-name="gr8" draw:text-style-name="P9" draw:layer="layout" svg:width="2.031cm" svg:height="1.752cm" svg:x="10.185cm" svg:y="3.734cm" svg:viewBox="0 0 2032 1753" svg:d="m0 1753c178-559 2032-1753 2032-1753">
          <text:p text:style-name="P16"/>
        </draw:path>
        <draw:path draw:style-name="gr8" draw:text-style-name="P9" draw:layer="layout" svg:width="1.853cm" svg:height="0.705cm" svg:x="16.637cm" svg:y="1.987cm" svg:viewBox="0 0 1854 706" svg:d="m0 45c787-254 1854 661 1854 661">
          <text:p text:style-name="P16"/>
        </draw:path>
        <draw:path draw:style-name="gr8" draw:text-style-name="P9" draw:layer="layout" svg:width="0.888cm" svg:height="0.532cm" svg:x="24.384cm" svg:y="4.674cm" svg:viewBox="0 0 889 533" svg:d="m0 0c660 127 889 533 889 533">
          <text:p text:style-name="P16"/>
        </draw:path>
        <draw:path draw:style-name="gr8" draw:text-style-name="P9" draw:layer="layout" svg:width="0.209cm" svg:height="0.939cm" svg:x="27.838cm" svg:y="7.671cm" svg:viewBox="0 0 210 940" svg:d="m0 0c356 508 152 940 152 940">
          <text:p text:style-name="P16"/>
        </draw:path>
        <draw:path draw:style-name="gr8" draw:text-style-name="P9" draw:layer="layout" svg:width="1.421cm" svg:height="2.311cm" svg:x="26.06cm" svg:y="11.1cm" svg:viewBox="0 0 1422 2312" svg:d="m1422 0c51 1067-1422 2312-1422 2312">
          <text:p text:style-name="P16"/>
        </draw:path>
        <draw:path draw:style-name="gr8" draw:text-style-name="P9" draw:layer="layout" svg:width="1.295cm" svg:height="0.684cm" svg:x="23.037cm" svg:y="15.063cm" svg:viewBox="0 0 1296 685" svg:d="m1296 0c-407 558-1296 685-1296 685">
          <text:p text:style-name="P16"/>
        </draw:path>
        <draw:path draw:style-name="gr8" draw:text-style-name="P9" draw:layer="layout" svg:width="0.939cm" svg:height="0.288cm" svg:x="19.202cm" svg:y="15.723cm" svg:viewBox="0 0 940 289" svg:d="m940 279c-381 77-889-279-940-228 0 0 0 0 51-51">
          <text:p text:style-name="P16"/>
        </draw:path>
        <draw:path draw:style-name="gr8" draw:text-style-name="P9" draw:layer="layout" svg:width="1.127cm" svg:height="2.132cm" svg:x="17.312cm" svg:y="11.202cm" svg:viewBox="0 0 1128 2133" svg:d="m87 2133c-458-787 1041-2133 1041-2133">
          <text:p text:style-name="P16"/>
        </draw:path>
        <draw:path draw:style-name="gr8" draw:text-style-name="P9" draw:layer="layout" svg:width="1.447cm" svg:height="1.548cm" svg:x="15.316cm" svg:y="12.802cm" svg:viewBox="0 0 1448 1549" svg:d="m1448 1549c-1169-330-1448-1549-1448-1549">
          <text:p text:style-name="P16"/>
        </draw:path>
        <draw:path draw:style-name="gr8" draw:text-style-name="P9" draw:layer="layout" svg:width="0.834cm" svg:height="3.453cm" svg:x="12.957cm" svg:y="10.618cm" svg:viewBox="0 0 835 3454" svg:d="m835 0c-1346 25-661 3454-661 3454">
          <text:p text:style-name="P16"/>
        </draw:path>
        <draw:path draw:style-name="gr8" draw:text-style-name="P9" draw:layer="layout" svg:width="3.33cm" svg:height="2.615cm" svg:x="21.59cm" svg:y="10.313cm" svg:viewBox="0 0 3331 2616" svg:d="m0 0c3733 0 3302 2616 3327 2616 0 0 0 0-25 0">
          <text:p text:style-name="P16"/>
        </draw:path>
        <draw:path draw:style-name="gr8" draw:text-style-name="P9" draw:layer="layout" svg:width="1.574cm" svg:height="0.608cm" svg:x="10.896cm" svg:y="13.793cm" svg:viewBox="0 0 1575 609" svg:d="m1575 609c-1448-203-1575-609-1575-609">
          <text:p text:style-name="P16"/>
        </draw:path>
        <draw:line draw:style-name="gr13" draw:text-style-name="P9" draw:layer="layout" svg:x1="6.096cm" svg:y1="13.767cm" svg:x2="0.812cm" svg:y2="13.793cm">
          <text:p text:style-name="P16"/>
        </draw:line>
        <draw:line draw:style-name="gr14" draw:text-style-name="P9" draw:layer="layout" svg:x1="18.542cm" svg:y1="15.977cm" svg:x2="18.567cm" svg:y2="18.39cm">
          <text:p text:style-name="P16"/>
        </draw:line>
        <draw:line draw:style-name="gr14" draw:text-style-name="P9" draw:layer="layout" svg:x1="18.008cm" svg:y1="18.339cm" svg:x2="18.034cm" svg:y2="16.002cm">
          <text:p text:style-name="P16"/>
        </draw:line>
        <draw:frame draw:style-name="gr15" draw:text-style-name="P17" draw:layer="layout" svg:width="3.835cm" svg:height="0.847cm" svg:x="0.924cm" svg:y="2.49cm">
          <draw:text-box>
            <text:p text:style-name="P16"><text:span text:style-name="T3">Request</text:span></text:p>
          </draw:text-box>
        </draw:frame>
        <draw:frame draw:style-name="gr16" draw:text-style-name="P17" draw:layer="layout" svg:width="2.657cm" svg:height="1.697cm" svg:x="1cm" svg:y="5.054cm">
          <draw:text-box>
            <text:p text:style-name="P16"><text:span text:style-name="T3">302</text:span></text:p>
            <text:p text:style-name="P16"><text:span text:style-name="T3">Response</text:span></text:p>
          </draw:text-box>
        </draw:frame>
        <draw:frame draw:style-name="gr17" draw:text-style-name="P17" draw:layer="layout" svg:width="3.861cm" svg:height="0.985cm" svg:x="1.27cm" svg:y="13.691cm">
          <draw:text-box>
            <text:p text:style-name="P16"><text:span text:style-name="T3">200 Response</text:span></text:p>
          </draw:text-box>
        </draw:frame>
        <draw:custom-shape draw:style-name="gr18" draw:text-style-name="P18" draw:layer="layout" svg:width="3.428cm" svg:height="7.213cm" svg:x="3.582cm" svg:y="1cm">
          <text:p text:style-name="P1"><text:span text:style-name="T14">Site</text:span></text:p>
          <text:p text:style-name="P1"><text:span text:style-name="T14">locator</text:span></text:p>
          <text:p text:style-name="P1"><text:span text:style-name="T14">/</text:span></text:p>
          <text:p text:style-name="P1"><text:span text:style-name="T14">Resource</text:span></text:p>
          <text:p text:style-name="P1"><text:span text:style-name="T14">redirect</text:span></text:p>
          <text:p text:style-name="P1"><text:span text:style-name="T14">*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9" draw:text-style-name="P19" draw:layer="layout" svg:width="10.896cm" svg:height="2.053cm" svg:x="1.194cm" svg:y="18.136cm">
          <draw:text-box>
            <text:p text:style-name="P19"><text:span text:style-name="T15">Legend</text:span><text:span text:style-name="T16">:</text:span></text:p>
            <text:p text:style-name="P19"><text:span text:style-name="T16"><text:s text:c="3"/></text:span><text:span text:style-name="T16">* <text:s text:c="2"/></text:span><text:span text:style-name="T16"><text:tab/></text:span><text:span text:style-name="T16">SFC configurable</text:span></text:p>
            <text:p text:style-name="P19"><text:span text:style-name="T15">xyz</text:span><text:span text:style-name="T16"> </text:span><text:span text:style-name="T16"><text:tab/></text:span><text:span text:style-name="T16">SFC subclassable </text:span><text:span text:style-name="T17">(&amp; configurable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Red_20_Crossed_20_45_20_Degrees" draw:display-name="Red Crossed 45 Degrees" draw:style="double" draw:color="#800000" draw:distance="0.076cm" draw:rotation="450"/>
    <draw:fill-image draw:name="Aqua" xlink:href="Pictures/100000000000005E0000005E513A4C71.png" xlink:type="simple" xlink:show="embed" xlink:actuate="onLoad"/>
    <draw:fill-image draw:name="Fiery" xlink:href="Pictures/100000000000005E0000005EB9C46970.png" xlink:type="simple" xlink:show="embed" xlink:actuate="onLoad"/>
    <draw:fill-image draw:name="Lawn_20_Artificial" draw:display-name="Lawn Artificial" xlink:href="Pictures/100000000000005E0000005ECB5F19AD.png" xlink:type="simple" xlink:show="embed" xlink:actuate="onLoad"/>
    <draw:fill-image draw:name="Metal" xlink:href="Pictures/100000000000005E0000005E229C8222.png" xlink:type="simple" xlink:show="embed" xlink:actuate="onLoad"/>
    <draw:fill-image draw:name="Orange" xlink:href="Pictures/100000000000005E0000005EC3FCE171.png" xlink:type="simple" xlink:show="embed" xlink:actuate="onLoad"/>
    <draw:fill-image draw:name="Pebbles" xlink:href="Pictures/100000000000005E0000005EC7B70664.png" xlink:type="simple" xlink:show="embed" xlink:actuate="onLoad"/>
    <draw:fill-image draw:name="Sky" xlink:href="Pictures/100000000000005E0000005E2FA489E1.png" xlink:type="simple" xlink:show="embed" xlink:actuate="onLoad"/>
    <draw:fill-image draw:name="Space_20_Metal" draw:display-name="Space Metal" xlink:href="Pictures/100000000000005E0000005E2AC2D17B.png" xlink:type="simple" xlink:show="embed" xlink:actuate="onLoad"/>
    <draw:fill-image draw:name="Stone" xlink:href="Pictures/100000000000005E0000005E48284FC1.png" xlink:type="simple" xlink:show="embed" xlink:actuate="onLoad"/>
    <draw:fill-image draw:name="Wall" xlink:href="Pictures/10000000000000B4000000874138D207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nb" fo:country="NO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Michael Semb Wever</meta:initial-creator>
    <meta:creation-date>2007-09-13T14:49:33</meta:creation-date>
    <dc:creator>Michael Semb Wever</dc:creator>
    <dc:date>2007-09-13T19:48:28</dc:date>
    <dc:language>nb-NO</dc:language>
    <meta:editing-cycles>7</meta:editing-cycles>
    <meta:editing-duration>PT2H57M0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